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58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ext-properties fo:color="#263238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Budget des ven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Janvier 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Avr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es HT</text:p>
          </table:table-cell>
          <table:table-cell office:value-type="float" office:value="200000" calcext:value-type="float">
            <text:p>2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50000" calcext:value-type="float">
            <text:p>25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20 %</text:p>
          </table:table-cell>
          <table:table-cell table:formula="of:=20%*[.B3]" office:value-type="float" office:value="40000" calcext:value-type="float">
            <text:p>40000</text:p>
          </table:table-cell>
          <table:table-cell table:formula="of:=20%*[.C3]" office:value-type="float" office:value="50000" calcext:value-type="float">
            <text:p>50000</text:p>
          </table:table-cell>
          <table:table-cell table:formula="of:=20%*[.D3]" office:value-type="float" office:value="80000" calcext:value-type="float">
            <text:p>80000</text:p>
          </table:table-cell>
          <table:table-cell table:formula="of:=20%*[.E3]" office:value-type="float" office:value="50000" calcext:value-type="float">
            <text:p>5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tes TTC</text:p>
          </table:table-cell>
          <table:table-cell table:style-name="ce2" table:formula="of:=[.B3]+[.B4]" office:value-type="float" office:value="240000" calcext:value-type="float">
            <text:p>240000</text:p>
          </table:table-cell>
          <table:table-cell table:style-name="ce2" table:formula="of:=[.C3]+[.C4]" office:value-type="float" office:value="300000" calcext:value-type="float">
            <text:p>300000</text:p>
          </table:table-cell>
          <table:table-cell table:style-name="ce2" table:formula="of:=[.D3]+[.D4]" office:value-type="float" office:value="480000" calcext:value-type="float">
            <text:p>480000</text:p>
          </table:table-cell>
          <table:table-cell table:style-name="ce2" table:formula="of:=[.E3]+[.E4]" office:value-type="float" office:value="300000" calcext:value-type="float">
            <text:p>300000</text:p>
          </table:table-cell>
          <table:table-cell table:style-name="ce2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dget achats et charges exter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hats HT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50000" calcext:value-type="float">
            <text:p>5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20 %</text:p>
          </table:table-cell>
          <table:table-cell table:formula="of:=20%*[.B10]" office:value-type="float" office:value="10000" calcext:value-type="float">
            <text:p>10000</text:p>
          </table:table-cell>
          <table:table-cell table:formula="of:=20%*[.C10]" office:value-type="float" office:value="4000" calcext:value-type="float">
            <text:p>4000</text:p>
          </table:table-cell>
          <table:table-cell table:formula="of:=20%*[.D10]" office:value-type="float" office:value="14000" calcext:value-type="float">
            <text:p>14000</text:p>
          </table:table-cell>
          <table:table-cell table:formula="of:=20%*[.E10]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hats TTC</text:p>
          </table:table-cell>
          <table:table-cell table:style-name="ce2" table:formula="of:=[.B10]+[.B11]" office:value-type="float" office:value="60000" calcext:value-type="float">
            <text:p>60000</text:p>
          </table:table-cell>
          <table:table-cell table:style-name="ce2" table:formula="of:=[.C10]+[.C11]" office:value-type="float" office:value="24000" calcext:value-type="float">
            <text:p>24000</text:p>
          </table:table-cell>
          <table:table-cell table:style-name="ce2" table:formula="of:=[.D10]+[.D11]" office:value-type="float" office:value="84000" calcext:value-type="float">
            <text:p>84000</text:p>
          </table:table-cell>
          <table:table-cell table:style-name="ce2" table:formula="of:=[.E10]+[.E11]" office:value-type="float" office:value="60000" calcext:value-type="float">
            <text:p>60000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 des investis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A 20 %</text:p>
          </table:table-cell>
          <table:table-cell table:number-columns-repeated="2"/>
          <table:table-cell table:formula="of:=20%*[.D15]" office:value-type="float" office:value="30000" calcext:value-type="float">
            <text:p>3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vestissmeents TTC</text:p>
          </table:table-cell>
          <table:table-cell table:style-name="ce2" table:number-columns-repeated="2"/>
          <table:table-cell table:style-name="ce2" table:formula="of:=[.D15]+[.D16]" office:value-type="float" office:value="180000" calcext:value-type="float">
            <text:p>180000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 de la 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A collectée</text:p>
          </table:table-cell>
          <table:table-cell table:formula="of:=[.B4]" office:value-type="float" office:value="40000" calcext:value-type="float">
            <text:p>40000</text:p>
          </table:table-cell>
          <table:table-cell table:formula="of:=[.C4]" office:value-type="float" office:value="50000" calcext:value-type="float">
            <text:p>50000</text:p>
          </table:table-cell>
          <table:table-cell table:formula="of:=[.D4]" office:value-type="float" office:value="80000" calcext:value-type="float">
            <text:p>80000</text:p>
          </table:table-cell>
          <table:table-cell table:formula="of:=[.E4]" office:value-type="float" office:value="50000" calcext:value-type="float">
            <text:p>5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déductible sur ABS</text:p>
          </table:table-cell>
          <table:table-cell table:formula="of:=[.B11]" office:value-type="float" office:value="10000" calcext:value-type="float">
            <text:p>10000</text:p>
          </table:table-cell>
          <table:table-cell table:formula="of:=[.C11]" office:value-type="float" office:value="4000" calcext:value-type="float">
            <text:p>4000</text:p>
          </table:table-cell>
          <table:table-cell table:formula="of:=[.D11]" office:value-type="float" office:value="14000" calcext:value-type="float">
            <text:p>14000</text:p>
          </table:table-cell>
          <table:table-cell table:formula="of:=[.E11]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déductible sur immo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30000" calcext:value-type="float">
            <text:p>30000</text:p>
          </table:table-cell>
          <table:table-cell table:formula="of:=[.E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déductible sur frais</text:p>
          </table:table-cell>
          <table:table-cell table:formula="of:=[.B30]" office:value-type="float" office:value="7840" calcext:value-type="float">
            <text:p>7840</text:p>
          </table:table-cell>
          <table:table-cell table:formula="of:=[.C30]" office:value-type="float" office:value="14560" calcext:value-type="float">
            <text:p>14560</text:p>
          </table:table-cell>
          <table:table-cell table:formula="of:=[.D30]" office:value-type="float" office:value="25580.8" calcext:value-type="float">
            <text:p>25581</text:p>
          </table:table-cell>
          <table:table-cell table:formula="of:=[.E30]" office:value-type="float" office:value="11020.8" calcext:value-type="float">
            <text:p>11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à payer</text:p>
          </table:table-cell>
          <table:table-cell table:formula="of:=[.B20]-[.B21]-[.B22]-[.B23]" office:value-type="float" office:value="22160" calcext:value-type="float">
            <text:p>22160</text:p>
          </table:table-cell>
          <table:table-cell table:formula="of:=[.C20]-[.C21]-[.C22]-[.C23]" office:value-type="float" office:value="31440" calcext:value-type="float">
            <text:p>31440</text:p>
          </table:table-cell>
          <table:table-cell table:formula="of:=[.D20]-[.D21]-[.D22]-[.D23]" office:value-type="float" office:value="10419.2" calcext:value-type="float">
            <text:p>10419</text:p>
          </table:table-cell>
          <table:table-cell table:formula="of:=[.E20]-[.E21]-[.E22]-[.E23]" office:value-type="float" office:value="28979.2" calcext:value-type="float">
            <text:p>289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VA payée</text:p>
          </table:table-cell>
          <table:table-cell table:style-name="ce2" office:value-type="float" office:value="18600" calcext:value-type="float">
            <text:p>18600</text:p>
          </table:table-cell>
          <table:table-cell table:style-name="ce2" table:formula="of:=[.B24]" office:value-type="float" office:value="22160" calcext:value-type="float">
            <text:p>22160</text:p>
          </table:table-cell>
          <table:table-cell table:style-name="ce2" table:formula="of:=[.C24]" office:value-type="float" office:value="31440" calcext:value-type="float">
            <text:p>31440</text:p>
          </table:table-cell>
          <table:table-cell table:style-name="ce2" table:formula="of:=[.D24]" office:value-type="float" office:value="10419.2" calcext:value-type="float">
            <text:p>10419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 des fr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is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0000" calcext:value-type="float">
            <text:p>1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ortissements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21600" calcext:value-type="float">
            <text:p>21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20 %</text:p>
          </table:table-cell>
          <table:table-cell table:formula="of:=(([.B28]-[.B29])*20%*80%*20%)+(([.B28]-[.B29])*80%*50%*20%)" office:value-type="float" office:value="7840" calcext:value-type="float">
            <text:p>7840</text:p>
          </table:table-cell>
          <table:table-cell table:formula="of:=(([.C28]-[.C29])*20%*80%*20%)+(([.C28]-[.C29])*80%*50%*20%)" office:value-type="float" office:value="14560" calcext:value-type="float">
            <text:p>14560</text:p>
          </table:table-cell>
          <table:table-cell table:formula="of:=(([.D28]-[.D29])*20%*80%*20%)+(([.D28]-[.D29])*80%*50%*20%)" office:value-type="float" office:value="25580.8" calcext:value-type="float">
            <text:p>25581</text:p>
          </table:table-cell>
          <table:table-cell table:formula="of:=(([.E28]-[.E29])*20%*80%*20%)+(([.E28]-[.E29])*80%*50%*20%)" office:value-type="float" office:value="11020.8" calcext:value-type="float">
            <text:p>110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tal frais</text:p>
          </table:table-cell>
          <table:table-cell table:style-name="ce2" table:formula="of:=[.B28]+[.B30]-[.B29]" office:value-type="float" office:value="77840" calcext:value-type="float">
            <text:p>77840</text:p>
          </table:table-cell>
          <table:table-cell table:style-name="ce2" table:formula="of:=[.C28]+[.C30]-[.C29]" office:value-type="float" office:value="144560" calcext:value-type="float">
            <text:p>144560</text:p>
          </table:table-cell>
          <table:table-cell table:style-name="ce2" table:formula="of:=[.D28]+[.D30]-[.D29]" office:value-type="float" office:value="253980.8" calcext:value-type="float">
            <text:p>253981</text:p>
          </table:table-cell>
          <table:table-cell table:style-name="ce2" table:formula="of:=[.E28]+[.E30]-[.E29]" office:value-type="float" office:value="109420.8" calcext:value-type="float">
            <text:p>109421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 des encais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es comptant (75%)</text:p>
          </table:table-cell>
          <table:table-cell table:formula="of:=[.B5]*75%" office:value-type="float" office:value="180000" calcext:value-type="float">
            <text:p>180000</text:p>
          </table:table-cell>
          <table:table-cell table:formula="of:=[.C5]*75%" office:value-type="float" office:value="225000" calcext:value-type="float">
            <text:p>225000</text:p>
          </table:table-cell>
          <table:table-cell table:formula="of:=[.D5]*75%" office:value-type="float" office:value="360000" calcext:value-type="float">
            <text:p>360000</text:p>
          </table:table-cell>
          <table:table-cell table:formula="of:=[.E5]*75%" office:value-type="float" office:value="225000" calcext:value-type="float">
            <text:p>22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tes à 30j (25%)</text:p>
          </table:table-cell>
          <table:table-cell office:value-type="float" office:value="190900" calcext:value-type="float">
            <text:p>190900</text:p>
          </table:table-cell>
          <table:table-cell table:style-name="ce4" table:formula="of:=[.B5]*25%" office:value-type="float" office:value="60000" calcext:value-type="float">
            <text:p>60000</text:p>
          </table:table-cell>
          <table:table-cell table:style-name="ce4" table:formula="of:=[.C5]*25%" office:value-type="float" office:value="75000" calcext:value-type="float">
            <text:p>75000</text:p>
          </table:table-cell>
          <table:table-cell table:style-name="ce4" table:formula="of:=[.D5]*25%" office:value-type="float" office:value="120000" calcext:value-type="float">
            <text:p>1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it financier</text:p>
          </table:table-cell>
          <table:table-cell office:value-type="float" office:value="7000" calcext:value-type="float">
            <text:p>7000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Total encaissement</text:p>
          </table:table-cell>
          <table:table-cell table:style-name="ce2" table:formula="of:=[.B34]+[.B35]+[.B36]" office:value-type="float" office:value="377900" calcext:value-type="float">
            <text:p>377900</text:p>
          </table:table-cell>
          <table:table-cell table:style-name="ce2" table:formula="of:=[.C34]+[.C35]" office:value-type="float" office:value="285000" calcext:value-type="float">
            <text:p>285000</text:p>
          </table:table-cell>
          <table:table-cell table:style-name="ce2" table:formula="of:=[.D34]+[.D35]" office:value-type="float" office:value="435000" calcext:value-type="float">
            <text:p>435000</text:p>
          </table:table-cell>
          <table:table-cell table:style-name="ce2" table:formula="of:=[.E34]+[.E35]" office:value-type="float" office:value="345000" calcext:value-type="float">
            <text:p>345000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 des décaiss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te fournisseurs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hats comptant</text:p>
          </table:table-cell>
          <table:table-cell table:formula="of:=[.B12]*50%" office:value-type="float" office:value="30000" calcext:value-type="float">
            <text:p>30000</text:p>
          </table:table-cell>
          <table:table-cell table:formula="of:=[.C12]*50%" office:value-type="float" office:value="12000" calcext:value-type="float">
            <text:p>12000</text:p>
          </table:table-cell>
          <table:table-cell table:formula="of:=[.D12]*50%" office:value-type="float" office:value="42000" calcext:value-type="float">
            <text:p>42000</text:p>
          </table:table-cell>
          <table:table-cell table:formula="of:=[.E12]*50%"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hats 30j</text:p>
          </table:table-cell>
          <table:table-cell/>
          <table:table-cell table:formula="of:=[.B12]*50%" office:value-type="float" office:value="30000" calcext:value-type="float">
            <text:p>30000</text:p>
          </table:table-cell>
          <table:table-cell table:formula="of:=[.C12]*50%" office:value-type="float" office:value="12000" calcext:value-type="float">
            <text:p>12000</text:p>
          </table:table-cell>
          <table:table-cell table:formula="of:=[.D12]*50%" office:value-type="float" office:value="42000" calcext:value-type="float">
            <text:p>4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obilisation</text:p>
          </table:table-cell>
          <table:table-cell table:number-columns-repeated="2"/>
          <table:table-cell table:formula="of:=[.D17]*50%" office:value-type="float" office:value="90000" calcext:value-type="float">
            <text:p>9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ôt acompte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t bénéfices</text:p>
          </table:table-cell>
          <table:table-cell table:number-columns-repeated="3"/>
          <table:table-cell office:value-type="float" office:value="110000" calcext:value-type="float">
            <text:p>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dendes</text:p>
          </table:table-cell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109500" calcext:value-type="float">
            <text:p>109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A payée</text:p>
          </table:table-cell>
          <table:table-cell table:formula="of:=[.B25]" office:value-type="float" office:value="18600" calcext:value-type="float">
            <text:p>18600</text:p>
          </table:table-cell>
          <table:table-cell table:formula="of:=[.C25]" office:value-type="float" office:value="22160" calcext:value-type="float">
            <text:p>22160</text:p>
          </table:table-cell>
          <table:table-cell table:formula="of:=[.D25]" office:value-type="float" office:value="31440" calcext:value-type="float">
            <text:p>31440</text:p>
          </table:table-cell>
          <table:table-cell table:formula="of:=[.E25]" office:value-type="float" office:value="10419.2" calcext:value-type="float">
            <text:p>104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rais</text:p>
          </table:table-cell>
          <table:table-cell table:style-name="ce3" table:formula="of:=[.B31]" office:value-type="float" office:value="77840" calcext:value-type="float">
            <text:p>77840</text:p>
          </table:table-cell>
          <table:table-cell table:style-name="ce3" table:formula="of:=[.C31]" office:value-type="float" office:value="144560" calcext:value-type="float">
            <text:p>144560</text:p>
          </table:table-cell>
          <table:table-cell table:style-name="ce3" table:formula="of:=[.D31]" office:value-type="float" office:value="253980.8" calcext:value-type="float">
            <text:p>253981</text:p>
          </table:table-cell>
          <table:table-cell table:style-name="ce3" table:formula="of:=[.E31]" office:value-type="float" office:value="109420.8" calcext:value-type="float">
            <text:p>109421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 calcext:value-type="string">
            <text:p>Total décaissement</text:p>
          </table:table-cell>
          <table:table-cell table:style-name="ce2" table:formula="of:=SUM([.B41:.B49])" office:value-type="float" office:value="226440" calcext:value-type="float">
            <text:p>226440</text:p>
          </table:table-cell>
          <table:table-cell table:style-name="ce2" table:formula="of:=SUM([.C41:.C49])" office:value-type="float" office:value="308720" calcext:value-type="float">
            <text:p>308720</text:p>
          </table:table-cell>
          <table:table-cell table:style-name="ce2" table:formula="of:=SUM([.D41:.D49])" office:value-type="float" office:value="449420.8" calcext:value-type="float">
            <text:p>449421</text:p>
          </table:table-cell>
          <table:table-cell table:style-name="ce2" table:formula="of:=SUM([.E41:.E49])" office:value-type="float" office:value="411340" calcext:value-type="float">
            <text:p>411340</text:p>
          </table:table-cell>
          <table:table-cell table:style-name="ce2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dget de trésor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ésorerie initiale</text:p>
          </table:table-cell>
          <table:table-cell office:value-type="float" office:value="60000" calcext:value-type="float">
            <text:p>60000</text:p>
          </table:table-cell>
          <table:table-cell table:formula="of:=[.B57]" office:value-type="float" office:value="211460" calcext:value-type="float">
            <text:p>211460</text:p>
          </table:table-cell>
          <table:table-cell table:formula="of:=[.C57]" office:value-type="float" office:value="187740" calcext:value-type="float">
            <text:p>187740</text:p>
          </table:table-cell>
          <table:table-cell table:formula="of:=[.D57]" office:value-type="float" office:value="173319.2" calcext:value-type="float">
            <text:p>173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encaissement</text:p>
          </table:table-cell>
          <table:table-cell table:formula="of:=[.B37]" office:value-type="float" office:value="377900" calcext:value-type="float">
            <text:p>377900</text:p>
          </table:table-cell>
          <table:table-cell table:formula="of:=[.C37]" office:value-type="float" office:value="285000" calcext:value-type="float">
            <text:p>285000</text:p>
          </table:table-cell>
          <table:table-cell table:formula="of:=[.D37]" office:value-type="float" office:value="435000" calcext:value-type="float">
            <text:p>435000</text:p>
          </table:table-cell>
          <table:table-cell table:formula="of:=[.E37]" office:value-type="float" office:value="345000" calcext:value-type="float">
            <text:p>34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décaissement</text:p>
          </table:table-cell>
          <table:table-cell table:formula="of:=[.B50]" office:value-type="float" office:value="226440" calcext:value-type="float">
            <text:p>226440</text:p>
          </table:table-cell>
          <table:table-cell table:formula="of:=[.C50]" office:value-type="float" office:value="308720" calcext:value-type="float">
            <text:p>308720</text:p>
          </table:table-cell>
          <table:table-cell table:formula="of:=[.D50]" office:value-type="float" office:value="449420.8" calcext:value-type="float">
            <text:p>449421</text:p>
          </table:table-cell>
          <table:table-cell table:formula="of:=[.E50]" office:value-type="float" office:value="411340" calcext:value-type="float">
            <text:p>411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ésorerie finale</text:p>
          </table:table-cell>
          <table:table-cell table:style-name="ce2" table:formula="of:=[.B54]+[.B55]-[.B56]" office:value-type="float" office:value="211460" calcext:value-type="float">
            <text:p>211460</text:p>
          </table:table-cell>
          <table:table-cell table:style-name="ce2" table:formula="of:=[.C54]+[.C55]-[.C56]" office:value-type="float" office:value="187740" calcext:value-type="float">
            <text:p>187740</text:p>
          </table:table-cell>
          <table:table-cell table:style-name="ce2" table:formula="of:=[.D54]+[.D55]-[.D56]" office:value-type="float" office:value="173319.2" calcext:value-type="float">
            <text:p>173319</text:p>
          </table:table-cell>
          <table:table-cell table:style-name="ce2" table:formula="of:=[.E54]+[.E55]-[.E56]" office:value-type="float" office:value="106979.2" calcext:value-type="float">
            <text:p>106979</text:p>
          </table:table-cell>
          <table:table-cell table:style-name="ce2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La trésorerie st largement excédentaire, elle doit chercher à placer ses excédents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8:25:15.624303667</meta:creation-date>
    <dc:date>2018-07-04T10:58:27.383574651</dc:date>
    <meta:editing-duration>PT1H20M37S</meta:editing-duration>
    <meta:editing-cycles>7</meta:editing-cycles>
    <meta:generator>LibreOffice/6.0.5.2$Linux_X86_64 LibreOffice_project/00m0$Build-2</meta:generator>
    <meta:document-statistic meta:table-count="1" meta:cell-count="172" meta:object-count="0"/>
  </office:meta>
</office:document-meta>
</file>